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cm"/>
    </style:style>
    <style:style style:name="gr9" style:family="graphic" style:parent-style-name="standard">
      <style:graphic-properties draw:textarea-horizontal-align="justify" draw:textarea-vertical-align="top" draw:auto-grow-height="fals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svg:stroke-color="#000000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-width="0.35cm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dash" draw:stroke-dash="Ultrafine_20_Dashe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fill-color="#999999" draw:textarea-horizontal-align="justify" draw:textarea-vertical-align="middle" draw:auto-grow-height="false"/>
    </style:style>
    <style:style style:name="gr18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39cm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22" style:family="graphic" style:parent-style-name="standard">
      <style:graphic-properties draw:stroke="solid" draw:stroke-dash="Ultrafine_20_Dashed" svg:stroke-width="0cm" svg:stroke-color="#000000" draw:marker-start-width="0.2cm" draw:marker-end-width="0.2cm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draw:stroke="dash" draw:stroke-dash="Ultrafine_20_Dashed" svg:stroke-width="0cm" svg:stroke-color="#000000" draw:marker-start-width="0.2cm" draw:marker-end-width="0.2cm" draw:fill="none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parent-style-name="objectwithoutfill">
      <style:graphic-properties draw:stroke-dash="_33__20_Dashes_20_3_20_Dots_20__28_var_29_"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6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draw:marker-start-width="0.35cm" draw:marker-end-width="0.35cm" draw:stroke-linejoin="bevel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draw:stroke="dash" draw:stroke-dash="Fine_20_Dashed_20__28_var_29_" svg:stroke-width="0.1cm" draw:marker-start-width="0.35cm" draw:marker-end="線の終点_20_1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end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標準">
        <draw:line draw:style-name="gr1" draw:text-style-name="P1" draw:layer="layout" svg:x1="3.3cm" svg:y1="7.3cm" svg:x2="20cm" svg:y2="7.3cm">
          <text:p/>
        </draw:line>
        <draw:line draw:style-name="gr1" draw:text-style-name="P1" draw:layer="layout" svg:x1="3.3cm" svg:y1="11cm" svg:x2="20cm" svg:y2="11cm">
          <text:p/>
        </draw:line>
        <draw:frame draw:style-name="gr2" draw:layer="layout" svg:width="3.512cm" svg:height="0.721cm" svg:x="-0.7cm" svg:y="4.379cm">
          <draw:text-box>
            <text:p>commit (history)</text:p>
          </draw:text-box>
        </draw:frame>
        <draw:frame draw:style-name="gr2" draw:layer="layout" svg:width="2.949cm" svg:height="0.721cm" svg:x="-0.149cm" svg:y="8.5cm">
          <draw:text-box>
            <text:p>index (stage)</text:p>
          </draw:text-box>
        </draw:frame>
        <draw:frame draw:style-name="gr3" draw:layer="layout" svg:width="3.91cm" svg:height="0.721cm" svg:x="-1.11cm" svg:y="13cm">
          <draw:text-box>
            <text:p>tree (file/directory)</text:p>
          </draw:text-box>
        </draw:frame>
        <draw:custom-shape draw:style-name="gr4" draw:text-style-name="P1" draw:layer="layout" svg:width="3cm" svg:height="0.7cm" svg:x="7.165cm" svg:y="12.3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7.165cm" svg:y="8.9cm">
          <text:p text:style-name="P1">X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665cm" svg:y1="12.3cm" svg:x2="7.665cm" svg:y2="9.7cm">
          <text:p/>
        </draw:line>
        <draw:frame draw:style-name="gr2" draw:layer="layout" svg:width="1.209cm" svg:height="0.721cm" svg:x="6.356cm" svg:y="11.279cm">
          <draw:text-box>
            <text:p>add</text:p>
          </draw:text-box>
        </draw:frame>
        <draw:line draw:style-name="gr6" draw:text-style-name="P1" draw:layer="layout" svg:x1="8.065cm" svg:y1="8.9cm" svg:x2="8.1cm" svg:y2="5.6cm">
          <text:p/>
        </draw:line>
        <draw:custom-shape draw:style-name="gr7" draw:text-style-name="P1" draw:layer="layout" svg:width="3cm" svg:height="0.7cm" svg:x="7.165cm" svg:y="4.821cm">
          <text:p text:style-name="P1">X1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3cm" svg:y1="15.4cm" svg:x2="20cm" svg:y2="15.4cm">
          <text:p/>
        </draw:line>
        <draw:line draw:style-name="gr6" draw:text-style-name="P1" draw:layer="layout" svg:x1="10.165cm" svg:y1="12.7cm" svg:x2="12.065cm" svg:y2="12.7cm">
          <text:p/>
        </draw:line>
        <draw:frame draw:style-name="gr8" draw:layer="layout" svg:width="1.747cm" svg:height="0.721cm" svg:x="10.118cm" svg:y="12cm">
          <draw:text-box>
            <text:p>modify</text:p>
          </draw:text-box>
        </draw:frame>
        <draw:custom-shape draw:style-name="gr4" draw:text-style-name="P1" draw:layer="layout" svg:width="3cm" svg:height="0.7cm" svg:x="12.065cm" svg:y="12.3cm">
          <text:p text:style-name="P1">X2</text:p>
          <draw:enhanced-geometry svg:viewBox="0 0 21600 21600" draw:type="rectangle" draw:enhanced-path="M 0 0 L 21600 0 21600 21600 0 21600 0 0 Z N"/>
        </draw:custom-shape>
        <draw:frame draw:style-name="gr2" draw:layer="layout" svg:width="1.865cm" svg:height="0.721cm" svg:x="6.235cm" svg:y="7.4cm">
          <draw:text-box>
            <text:p>commit</text:p>
          </draw:text-box>
        </draw:frame>
        <draw:custom-shape draw:style-name="gr4" draw:text-style-name="P1" draw:layer="layout" svg:width="3cm" svg:height="0.7cm" svg:x="12.065cm" svg:y="14.2cm">
          <text:p text:style-name="P1">Y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665cm" svg:y1="14.2cm" svg:x2="12.665cm" svg:y2="9.8cm">
          <text:p/>
        </draw:line>
        <draw:custom-shape draw:style-name="gr5" draw:text-style-name="P1" draw:layer="layout" svg:width="3cm" svg:height="0.7cm" svg:x="12.065cm" svg:y="8.9cm">
          <text:p text:style-name="P1">Y2</text:p>
          <draw:enhanced-geometry svg:viewBox="0 0 21600 21600" draw:type="rectangle" draw:enhanced-path="M 0 0 L 21600 0 21600 21600 0 21600 0 0 Z N"/>
        </draw:custom-shape>
        <draw:frame draw:style-name="gr2" draw:layer="layout" svg:width="1.209cm" svg:height="0.721cm" svg:x="11.456cm" svg:y="13.5cm">
          <draw:text-box>
            <text:p>add</text:p>
          </draw:text-box>
        </draw:frame>
        <draw:custom-shape draw:style-name="gr7" draw:text-style-name="P1" draw:layer="layout" svg:width="3cm" svg:height="0.7cm" svg:x="12.065cm" svg:y="4.721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2.065cm" svg:y="5.6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965cm" svg:y1="8.9cm" svg:x2="12.965cm" svg:y2="6.6cm">
          <text:p/>
        </draw:line>
        <draw:frame draw:style-name="gr2" draw:layer="layout" svg:width="1.865cm" svg:height="0.721cm" svg:x="11.1cm" svg:y="7.379cm">
          <draw:text-box>
            <text:p>commit</text:p>
          </draw:text-box>
        </draw:frame>
        <draw:frame draw:style-name="gr2" draw:layer="layout" svg:width="2.145cm" svg:height="0.721cm" svg:x="7.165cm" svg:y="3.7cm">
          <draw:text-box>
            <text:p>"add X1"</text:p>
          </draw:text-box>
        </draw:frame>
        <draw:frame draw:style-name="gr2" draw:layer="layout" svg:width="2.136cm" svg:height="0.721cm" svg:x="12.065cm" svg:y="3.6cm">
          <draw:text-box>
            <text:p>"add Y1"</text:p>
          </draw:text-box>
        </draw:frame>
        <draw:custom-shape draw:style-name="gr4" draw:text-style-name="P1" draw:layer="layout" svg:width="3cm" svg:height="0.7cm" svg:x="16.965cm" svg:y="12.3cm">
          <text:p text:style-name="P1">X3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0.721cm" svg:x="15.118cm" svg:y="11.979cm">
          <draw:text-box>
            <text:p>modify</text:p>
          </draw:text-box>
        </draw:frame>
        <draw:line draw:style-name="gr6" draw:text-style-name="P1" draw:layer="layout" svg:x1="15.065cm" svg:y1="12.7cm" svg:x2="16.965cm" svg:y2="12.7cm">
          <text:p/>
        </draw:line>
        <draw:custom-shape draw:style-name="gr4" draw:text-style-name="P1" draw:layer="layout" svg:width="3cm" svg:height="0.7cm" svg:x="16.965cm" svg:y="14.121cm">
          <text:p text:style-name="P1">Y2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0.721cm" svg:x="15.118cm" svg:y="13.8cm">
          <draw:text-box>
            <text:p>modify</text:p>
          </draw:text-box>
        </draw:frame>
        <draw:line draw:style-name="gr6" draw:text-style-name="P1" draw:layer="layout" svg:x1="15.065cm" svg:y1="14.521cm" svg:x2="16.965cm" svg:y2="14.521cm">
          <text:p/>
        </draw:line>
        <draw:line draw:style-name="gr6" draw:text-style-name="P1" draw:layer="layout" svg:x1="17.274cm" svg:y1="12.3cm" svg:x2="17.274cm" svg:y2="9.7cm">
          <text:p/>
        </draw:line>
        <draw:frame draw:style-name="gr2" draw:layer="layout" svg:width="1.209cm" svg:height="0.721cm" svg:x="16.065cm" svg:y="11.179cm">
          <draw:text-box>
            <text:p>add</text:p>
          </draw:text-box>
        </draw:frame>
        <draw:line draw:style-name="gr6" draw:text-style-name="P1" draw:layer="layout" svg:x1="17.765cm" svg:y1="14.079cm" svg:x2="17.765cm" svg:y2="9.679cm">
          <text:p/>
        </draw:line>
        <draw:frame draw:style-name="gr2" draw:layer="layout" svg:width="1.209cm" svg:height="0.721cm" svg:x="16.556cm" svg:y="13.379cm">
          <draw:text-box>
            <text:p>add</text:p>
          </draw:text-box>
        </draw:frame>
        <draw:custom-shape draw:style-name="gr5" draw:text-style-name="P1" draw:layer="layout" svg:width="3cm" svg:height="0.7cm" svg:x="17cm" svg:y="8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17cm" svg:y="8.9cm">
          <text:p text:style-name="P1">Y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4.621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5.5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6cm" svg:y1="8cm" svg:x2="17.6cm" svg:y2="6.6cm">
          <text:p/>
        </draw:line>
        <draw:frame draw:style-name="gr2" draw:layer="layout" svg:width="1.865cm" svg:height="0.721cm" svg:x="15.635cm" svg:y="7.3cm">
          <draw:text-box>
            <text:p>commit</text:p>
          </draw:text-box>
        </draw:frame>
        <draw:line draw:style-name="gr6" draw:text-style-name="P1" draw:layer="layout" svg:x1="5.247cm" svg:y1="12.679cm" svg:x2="7.147cm" svg:y2="12.679cm">
          <text:p/>
        </draw:line>
        <draw:frame draw:style-name="gr8" draw:layer="layout" svg:width="1.277cm" svg:height="1.021cm" svg:x="5.2cm" svg:y="11.979cm">
          <draw:text-box>
            <text:p>new</text:p>
          </draw:text-box>
        </draw:frame>
        <draw:line draw:style-name="gr6" draw:text-style-name="P1" draw:layer="layout" svg:x1="10.247cm" svg:y1="14.579cm" svg:x2="12.147cm" svg:y2="14.579cm">
          <text:p/>
        </draw:line>
        <draw:frame draw:style-name="gr8" draw:layer="layout" svg:width="1.277cm" svg:height="1.021cm" svg:x="10.2cm" svg:y="13.879cm">
          <draw:text-box>
            <text:p>new</text:p>
          </draw:text-box>
        </draw:frame>
        <draw:frame draw:style-name="gr2" draw:layer="layout" svg:width="2.957cm" svg:height="0.721cm" svg:x="16.9cm" svg:y="3.479cm">
          <draw:text-box>
            <text:p>"modify X, Y"</text:p>
          </draw:text-box>
        </draw:frame>
      </draw:page>
      <draw:page draw:name="page2" draw:style-name="dp1" draw:master-page-name="標準">
        <draw:custom-shape draw:style-name="gr9" draw:text-style-name="P1" draw:layer="layout" svg:width="14.5cm" svg:height="2.7cm" svg:x="3.2cm" svg:y="6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7.7cm" svg:height="11.9cm" svg:x="0.3cm" svg:y="1.2cm">
          <text:p/>
          <draw:enhanced-geometry svg:viewBox="0 0 21600 21600" draw:path-stretchpoint-x="10800" draw:path-stretchpoint-y="10800" draw:text-areas="?f3 ?f4 ?f5 ?f6" draw:type="round-rectangle" draw:modifiers="381.857701782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4.5cm" svg:height="2.8cm" svg:x="3.2cm" svg:y="2.2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" draw:id="id1" draw:layer="layout" svg:width="1.5cm" svg:height="1.4cm" svg:x="4cm" svg:y="2.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" draw:id="id2" draw:layer="layout" svg:width="1.5cm" svg:height="1.4cm" svg:x="11.418cm" svg:y="2.9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3.6cm" svg:x2="11.418cm" svg:y2="3.6cm" draw:start-shape="id1" draw:start-glue-point="10" draw:end-shape="id2" draw:end-glue-point="6" svg:d="m5500 3600h5918">
          <text:p/>
        </draw:connector>
        <draw:custom-shape draw:style-name="gr14" draw:text-style-name="P1" xml:id="id3" draw:id="id3" draw:layer="layout" svg:width="1.5cm" svg:height="1.4cm" svg:x="15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12.918cm" svg:y1="3.6cm" svg:x2="15.1cm" svg:y2="3.6cm" draw:start-shape="id2" draw:start-glue-point="10" draw:end-shape="id3" draw:end-glue-point="6" svg:d="m12918 3600h2182">
          <text:p/>
        </draw:connector>
        <draw:connector draw:style-name="gr13" draw:text-style-name="P1" draw:layer="layout" draw:type="line" svg:x1="12.168cm" svg:y1="6.7cm" svg:x2="12.168cm" svg:y2="4.3cm" draw:start-shape="id4" draw:start-glue-point="4" draw:end-shape="id2" draw:end-glue-point="8" svg:d="m12168 6700v-2400">
          <text:p/>
        </draw:connector>
        <draw:custom-shape draw:style-name="gr16" draw:text-style-name="P1" xml:id="id5" draw:id="id5" draw:layer="layout" svg:width="1.5cm" svg:height="1.4cm" svg:x="4cm" svg:y="6.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4.75cm" svg:y1="6.7cm" svg:x2="4.75cm" svg:y2="4.3cm" draw:start-shape="id5" draw:start-glue-point="4" draw:end-shape="id1" draw:end-glue-point="8" svg:d="m4750 6700v-2400">
          <text:p/>
        </draw:connector>
        <draw:custom-shape draw:style-name="gr17" draw:text-style-name="P1" xml:id="id8" draw:id="id8" draw:layer="layout" svg:width="1.5cm" svg:height="1.4cm" svg:x="7.6cm" svg:y="6.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4" draw:id="id4" draw:layer="layout" svg:width="1.5cm" svg:height="1.4cm" svg:x="11.418cm" svg:y="6.7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335cm" svg:height="0.721cm" svg:x="0.4cm" svg:y="1.2cm">
          <draw:text-box>
            <text:p>git project</text:p>
          </draw:text-box>
        </draw:frame>
        <draw:frame draw:style-name="gr2" draw:layer="layout" svg:width="1.865cm" svg:height="0.721cm" svg:x="1.335cm" svg:y="2.4cm">
          <draw:text-box>
            <text:p>commit</text:p>
          </draw:text-box>
        </draw:frame>
        <draw:frame draw:style-name="gr2" draw:layer="layout" svg:width="1.819cm" svg:height="1.191cm" svg:x="1.3cm" svg:y="6.079cm">
          <draw:text-box>
            <text:p text:style-name="P3">index</text:p>
            <text:p text:style-name="P3">(stage)</text:p>
          </draw:text-box>
        </draw:frame>
        <draw:custom-shape draw:style-name="gr9" draw:text-style-name="P1" draw:layer="layout" svg:width="14.5cm" svg:height="2.7cm" svg:x="3.1cm" svg:y="9.8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layer="layout" svg:width="2.839cm" svg:height="0.721cm" svg:x="0.181cm" svg:y="9.879cm">
          <draw:text-box>
            <text:p>working tree</text:p>
          </draw:text-box>
        </draw:frame>
        <draw:frame draw:style-name="gr2" draw:layer="layout" svg:width="1.865cm" svg:height="0.721cm" svg:x="2.835cm" svg:y="5.179cm">
          <draw:text-box>
            <text:p>commit</text:p>
          </draw:text-box>
        </draw:frame>
        <draw:connector draw:style-name="gr13" draw:text-style-name="P1" draw:layer="layout" draw:type="line" svg:x1="4.75cm" svg:y1="10.4cm" svg:x2="4.75cm" svg:y2="8.1cm" draw:start-shape="id6" draw:start-glue-point="4" draw:end-shape="id5" draw:end-glue-point="8" svg:d="m4750 10400v-2300">
          <text:p/>
        </draw:connector>
        <draw:custom-shape draw:style-name="gr16" draw:text-style-name="P1" xml:id="id6" draw:id="id6" draw:layer="layout" svg:width="1.5cm" svg:height="1.4cm" svg:x="4cm" svg:y="10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7" draw:id="id7" draw:layer="layout" svg:width="1.5cm" svg:height="1.4cm" svg:x="7.6cm" svg:y="10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9" draw:id="id9" draw:layer="layout" svg:width="1.5cm" svg:height="1.4cm" svg:x="11.418cm" svg:y="10.4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11.1cm" svg:x2="7.6cm" svg:y2="11.1cm" draw:start-shape="id6" draw:start-glue-point="10" draw:end-shape="id7" draw:end-glue-point="6" svg:d="m5500 11100h2100">
          <text:p/>
        </draw:connector>
        <draw:frame draw:style-name="gr2" draw:layer="layout" svg:width="1.209cm" svg:height="0.721cm" svg:x="3.091cm" svg:y="8.979cm">
          <draw:text-box>
            <text:p>add</text:p>
          </draw:text-box>
        </draw:frame>
        <draw:connector draw:style-name="gr13" draw:text-style-name="P1" draw:layer="layout" draw:type="line" svg:x1="8.35cm" svg:y1="10.4cm" svg:x2="8.35cm" svg:y2="8.1cm" draw:start-shape="id7" draw:start-glue-point="4" draw:end-shape="id8" draw:end-glue-point="8" svg:d="m8350 10400v-2300">
          <text:p/>
        </draw:connector>
        <draw:connector draw:style-name="gr13" draw:text-style-name="P1" draw:layer="layout" draw:type="line" svg:x1="12.168cm" svg:y1="10.4cm" svg:x2="12.168cm" svg:y2="8.1cm" draw:start-shape="id9" draw:start-glue-point="4" draw:end-shape="id4" draw:end-glue-point="8" svg:d="m12168 10400v-2300">
          <text:p/>
        </draw:connector>
        <draw:connector draw:style-name="gr13" draw:text-style-name="P1" draw:layer="layout" draw:type="line" svg:x1="9.1cm" svg:y1="11.1cm" svg:x2="11.418cm" svg:y2="11.1cm" draw:start-shape="id7" draw:start-glue-point="10" draw:end-shape="id9" draw:end-glue-point="6" svg:d="m9100 11100h2318">
          <text:p/>
        </draw:connector>
        <draw:custom-shape draw:style-name="gr20" draw:text-style-name="P2" xml:id="id10" draw:id="id10" draw:layer="layout" svg:width="1.5cm" svg:height="1.4cm" svg:x="15.119cm" svg:y="10.4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2.918cm" svg:y1="11.1cm" svg:x2="15.119cm" svg:y2="11.1cm" draw:start-shape="id9" draw:start-glue-point="10" draw:end-shape="id10" draw:end-glue-point="6" svg:d="m12918 11100h2201">
          <text:p/>
        </draw:connector>
        <draw:connector draw:style-name="gr21" draw:text-style-name="P1" draw:layer="layout" draw:type="line" svg:x1="9.1cm" svg:y1="7.4cm" svg:x2="11.418cm" svg:y2="7.4cm" draw:start-shape="id8" draw:start-glue-point="10" draw:end-shape="id4" svg:d="m9100 7400h2318">
          <text:p/>
        </draw:connector>
        <draw:frame draw:style-name="gr2" draw:layer="layout" svg:width="1.747cm" svg:height="0.721cm" svg:x="5.553cm" svg:y="11.279cm">
          <draw:text-box>
            <text:p>modify</text:p>
          </draw:text-box>
        </draw:frame>
        <draw:frame draw:style-name="gr2" draw:layer="layout" svg:width="1.865cm" svg:height="0.721cm" svg:x="10.1cm" svg:y="5.1cm">
          <draw:text-box>
            <text:p>commit</text:p>
          </draw:text-box>
        </draw:frame>
        <draw:frame draw:style-name="gr2" draw:layer="layout" svg:width="1.747cm" svg:height="0.721cm" svg:x="8.9cm" svg:y="11.3cm">
          <draw:text-box>
            <text:p>modify</text:p>
          </draw:text-box>
        </draw:frame>
        <draw:frame draw:style-name="gr2" draw:layer="layout" svg:width="1.747cm" svg:height="0.721cm" svg:x="12.753cm" svg:y="11.3cm">
          <draw:text-box>
            <text:p>modify</text:p>
          </draw:text-box>
        </draw:frame>
        <draw:frame draw:style-name="gr2" draw:layer="layout" svg:width="1.209cm" svg:height="0.721cm" svg:x="7cm" svg:y="8.979cm">
          <draw:text-box>
            <text:p>add</text:p>
          </draw:text-box>
        </draw:frame>
        <draw:frame draw:style-name="gr2" draw:layer="layout" svg:width="1.209cm" svg:height="0.721cm" svg:x="10.909cm" svg:y="8.979cm">
          <draw:text-box>
            <text:p>add</text:p>
          </draw:text-box>
        </draw:frame>
        <draw:frame draw:style-name="gr2" draw:layer="layout" svg:width="3.245cm" svg:height="0.721cm" svg:x="3.2cm" svg:y="2.179cm">
          <draw:text-box>
            <text:p>"initial commit"</text:p>
          </draw:text-box>
        </draw:frame>
        <draw:frame draw:style-name="gr2" draw:layer="layout" svg:width="3.647cm" svg:height="0.721cm" svg:x="10.353cm" svg:y="2.2cm">
          <draw:text-box>
            <text:p>"second commit"</text:p>
          </draw:text-box>
        </draw:frame>
        <draw:frame draw:style-name="gr2" draw:layer="layout" svg:width="1.819cm" svg:height="0.721cm" svg:x="15cm" svg:y="11.779cm">
          <draw:text-box>
            <text:p>current</text:p>
          </draw:text-box>
        </draw:frame>
        <draw:custom-shape draw:style-name="gr22" draw:text-style-name="P1" xml:id="id11" draw:id="id11" draw:layer="layout" svg:width="1.5cm" svg:height="1.4cm" svg:x="4cm" svg:y="19.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2" draw:id="id12" draw:layer="layout" svg:width="1.5cm" svg:height="1.4cm" svg:x="7cm" svg:y="19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3" draw:id="id13" draw:layer="layout" svg:width="1.5cm" svg:height="1.4cm" svg:x="10cm" svg:y="19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4" draw:id="id14" draw:layer="layout" svg:width="1.5cm" svg:height="1.4cm" svg:x="13cm" svg:y="19.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19.9cm" svg:x2="7cm" svg:y2="19.9cm" draw:start-shape="id11" draw:end-shape="id12" draw:end-glue-point="6" svg:d="m5500 19900h1500">
          <text:p/>
        </draw:connector>
        <draw:connector draw:style-name="gr13" draw:text-style-name="P1" draw:layer="layout" draw:type="line" svg:x1="8.5cm" svg:y1="19.9cm" svg:x2="10cm" svg:y2="19.9cm" draw:start-shape="id12" draw:start-glue-point="10" draw:end-shape="id13" draw:end-glue-point="6" svg:d="m8500 19900h1500">
          <text:p/>
        </draw:connector>
        <draw:connector draw:style-name="gr13" draw:text-style-name="P1" draw:layer="layout" draw:type="line" svg:x1="11.5cm" svg:y1="19.9cm" svg:x2="13cm" svg:y2="19.9cm" draw:start-shape="id13" draw:start-glue-point="10" draw:end-shape="id14" svg:d="m11500 19900h1500">
          <text:p/>
        </draw:connector>
        <draw:custom-shape draw:style-name="gr23" draw:text-style-name="P1" xml:id="id15" draw:id="id15" draw:layer="layout" svg:width="1.5cm" svg:height="1.4cm" svg:x="16cm" svg:y="19.2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4.5cm" svg:y1="19.9cm" svg:x2="16cm" svg:y2="19.9cm" draw:start-shape="id14" draw:start-glue-point="10" draw:end-shape="id15" draw:end-glue-point="6" svg:d="m14500 19900h1500">
          <text:p/>
        </draw:connector>
        <draw:line draw:style-name="gr24" draw:text-style-name="P1" draw:layer="layout" svg:x1="3.984cm" svg:y1="26.005cm" svg:x2="10cm" svg:y2="26cm">
          <text:p/>
        </draw:line>
        <draw:custom-shape draw:style-name="gr25" draw:text-style-name="P1" draw:layer="layout" svg:width="0.4cm" svg:height="0.4cm" svg:x="3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5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7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793cm" svg:height="0.721cm" svg:x="3.907cm" svg:y="26.3cm">
          <draw:text-box>
            <text:p>master</text:p>
          </draw:text-box>
        </draw:frame>
        <draw:custom-shape draw:style-name="gr25" draw:text-style-name="P1" xml:id="id16" draw:id="id16" draw:layer="layout" svg:width="0.4cm" svg:height="0.4cm" svg:x="9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0cm" svg:y1="26.005cm" svg:x2="13cm" svg:y2="26cm">
          <text:p/>
        </draw:line>
        <draw:custom-shape draw:style-name="gr25" draw:text-style-name="P1" xml:id="id17" draw:id="id17" draw:layer="layout" svg:width="0.4cm" svg:height="0.4cm" svg:x="11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line" svg:x1="10.142cm" svg:y1="25.858cm" svg:x2="11.858cm" svg:y2="24.142cm" draw:start-shape="id16" draw:start-glue-point="11" draw:end-shape="id17" draw:end-glue-point="7" svg:d="m10142 25858 1716-1716">
          <text:p/>
        </draw:connector>
        <draw:frame draw:style-name="gr2" draw:layer="layout" svg:width="1.797cm" svg:height="0.721cm" svg:x="8.403cm" svg:y="24.979cm">
          <draw:text-box>
            <text:p>branch</text:p>
          </draw:text-box>
        </draw:frame>
      </draw:page>
      <draw:page draw:name="page3" draw:style-name="dp1" draw:master-page-name="標準">
        <draw:line draw:style-name="gr24" draw:text-style-name="P1" draw:layer="layout" svg:x1="1.984cm" svg:y1="26.005cm" svg:x2="15cm" svg:y2="26cm">
          <text:p/>
        </draw:line>
        <draw:custom-shape draw:style-name="gr25" draw:text-style-name="P1" draw:layer="layout" svg:width="0.4cm" svg:height="0.4cm" svg:x="1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3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5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793cm" svg:height="0.721cm" svg:x="1.907cm" svg:y="26.3cm">
          <draw:text-box>
            <text:p>master</text:p>
          </draw:text-box>
        </draw:frame>
        <draw:custom-shape draw:style-name="gr25" draw:text-style-name="P1" xml:id="id18" draw:id="id18" draw:layer="layout" svg:width="0.4cm" svg:height="0.4cm" svg:x="7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5cm" svg:y1="26cm" svg:x2="17.5cm" svg:y2="26cm">
          <text:p/>
        </draw:line>
        <draw:custom-shape draw:style-name="gr25" draw:text-style-name="P1" draw:layer="layout" svg:width="0.4cm" svg:height="0.4cm" svg:x="10.4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8.142cm" svg:y1="25.858cm" svg:x2="10.1cm" svg:y2="24cm" draw:start-shape="id18" draw:start-glue-point="11" draw:end-shape="id19" draw:end-glue-point="3" svg:d="m8142 25858 1958-1858">
          <text:p/>
        </draw:connector>
        <draw:frame draw:style-name="gr2" draw:layer="layout" svg:width="1.797cm" svg:height="0.721cm" svg:x="6.603cm" svg:y="24.679cm">
          <draw:text-box>
            <text:p>branch</text:p>
          </draw:text-box>
        </draw:frame>
        <draw:custom-shape draw:style-name="gr25" draw:text-style-name="P1" draw:layer="layout" svg:width="0.4cm" svg:height="0.4cm" svg:x="11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12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1" draw:id="id21" draw:layer="layout" svg:width="0.4cm" svg:height="0.4cm" svg:x="13.8cm" svg:y="2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8" draw:text-style-name="P1" xml:id="id19" draw:id="id19" draw:layer="layout" svg:x1="10.1cm" svg:y1="24cm" svg:x2="15.1cm" svg:y2="24cm">
          <text:p/>
        </draw:line>
        <draw:custom-shape draw:style-name="gr25" draw:text-style-name="P1" draw:layer="layout" svg:width="0.4cm" svg:height="0.4cm" svg:x="11.3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0" draw:id="id20" draw:layer="layout" svg:width="0.4cm" svg:height="0.4cm" svg:x="13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" draw:layer="layout" draw:type="line" svg:x1="14cm" svg:y1="24.2cm" svg:x2="14cm" svg:y2="25.8cm" draw:start-shape="id20" draw:start-glue-point="8" draw:end-shape="id21" draw:end-glue-point="4" svg:d="m14000 24200v1600">
          <text:p/>
        </draw:connector>
        <draw:line draw:style-name="gr26" draw:text-style-name="P1" draw:layer="layout" svg:x1="15cm" svg:y1="24cm" svg:x2="17.5cm" svg:y2="24cm">
          <text:p/>
        </draw:line>
        <draw:frame draw:style-name="gr2" draw:layer="layout" svg:width="1.7cm" svg:height="0.721cm" svg:x="14.152cm" svg:y="24.626cm">
          <draw:text-box>
            <text:p>merge</text:p>
          </draw:text-box>
        </draw:frame>
        <draw:frame draw:style-name="gr2" draw:layer="layout" svg:width="2.923cm" svg:height="0.721cm" svg:x="10.2cm" svg:y="24.3cm">
          <draw:text-box>
            <text:p>experimental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1131 902" svg:d="m564 0-564 902h1131z"/>
    <draw:stroke-dash draw:name="_33__20_Dashes_20_3_20_Dots_20__28_var_29_" draw:display-name="3 Dashes 3 Dots (var)" draw:style="rect" draw:dots1="3" draw:dots1-length="197%" draw:dots2="3" draw:distance="100%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9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2pt" style:font-style-asian="normal" style:font-weight-asian="250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2T02:52:20</meta:creation-date>
    <dc:date>2011-10-23T17:04:07</dc:date>
    <meta:editing-duration>P1DT14H11M48S</meta:editing-duration>
    <meta:editing-cycles>75</meta:editing-cycles>
    <meta:generator>LibreOffice/3.4$Unix LibreOffice_project/340m1$Build-302</meta:generator>
    <meta:document-statistic meta:object-count="126"/>
  </office:meta>
</office:document-meta>
</file>